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2000027200002DF600001E4EC0E8A235.svm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Pictures/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ndale Sans UI" svg:font-family="'Andale Sans UI'" style:font-pitch="variable"/>
    <style:font-face style:name="Tahoma" svg:font-family="Tahoma" style:font-pitch="variable"/>
    <style:font-face style:name="Albany" svg:font-family="Albany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6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number-columns-repeated="5" table:default-cell-style-name="ce1"/>
        <table:table-column table:style-name="co1" table:number-columns-repeated="2" table:default-cell-style-name="Default"/>
        <table:table-row table:style-name="ro1" table:number-rows-repeated="3">
          <table:table-cell/>
          <table:table-cell table:style-name="Default" table:number-columns-repeated="5"/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Hamburg</text:p>
          </table:table-cell>
          <table:table-cell office:value-type="string">
            <text:p>Hannover </text:p>
          </table:table-cell>
          <table:table-cell office:value-type="string">
            <text:p>Bremen</text:p>
          </table:table-cell>
          <table:table-cell office:value-type="string">
            <text:p>Uelze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an</text:p>
          </table:table-cell>
          <table:table-cell office:value-type="currency" office:currency="EUR" office:value="33654.23">
            <text:p>33.654,23 €</text:p>
          </table:table-cell>
          <table:table-cell office:value-type="currency" office:currency="EUR" office:value="12654.56">
            <text:p>12.654,56 €</text:p>
          </table:table-cell>
          <table:table-cell office:value-type="currency" office:currency="EUR" office:value="10010.02">
            <text:p>10.010,02 €</text:p>
          </table:table-cell>
          <table:table-cell office:value-type="currency" office:currency="EUR" office:value="7654.45">
            <text:p>7.654,45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eb</text:p>
          </table:table-cell>
          <table:table-cell office:value-type="currency" office:currency="EUR" office:value="42456.43">
            <text:p>42.456,43 €</text:p>
          </table:table-cell>
          <table:table-cell office:value-type="currency" office:currency="EUR" office:value="14564.01">
            <text:p>14.564,01 €</text:p>
          </table:table-cell>
          <table:table-cell office:value-type="currency" office:currency="EUR" office:value="13765.76">
            <text:p>13.765,76 €</text:p>
          </table:table-cell>
          <table:table-cell office:value-type="currency" office:currency="EUR" office:value="5674.34">
            <text:p>5.674,34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rz</text:p>
          </table:table-cell>
          <table:table-cell office:value-type="currency" office:currency="EUR" office:value="51258.63">
            <text:p>51.258,63 €</text:p>
          </table:table-cell>
          <table:table-cell office:value-type="currency" office:currency="EUR" office:value="16473.46">
            <text:p>16.473,46 €</text:p>
          </table:table-cell>
          <table:table-cell office:value-type="currency" office:currency="EUR" office:value="17521.5">
            <text:p>17.521,50 €</text:p>
          </table:table-cell>
          <table:table-cell office:value-type="currency" office:currency="EUR" office:value="3694.23">
            <text:p>3.694,23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pr</text:p>
          </table:table-cell>
          <table:table-cell office:value-type="currency" office:currency="EUR" office:value="60060.83">
            <text:p>60.060,83 €</text:p>
          </table:table-cell>
          <table:table-cell office:value-type="currency" office:currency="EUR" office:value="18382.91">
            <text:p>18.382,91 €</text:p>
          </table:table-cell>
          <table:table-cell office:value-type="currency" office:currency="EUR" office:value="21277.24">
            <text:p>21.277,24 €</text:p>
          </table:table-cell>
          <table:table-cell office:value-type="currency" office:currency="EUR" office:value="2714.12">
            <text:p>2.714,12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ai</text:p>
          </table:table-cell>
          <table:table-cell office:value-type="currency" office:currency="EUR" office:value="68863.03">
            <text:p>68.863,03 €</text:p>
          </table:table-cell>
          <table:table-cell office:value-type="currency" office:currency="EUR" office:value="20292.36">
            <text:p>20.292,36 €</text:p>
          </table:table-cell>
          <table:table-cell office:value-type="currency" office:currency="EUR" office:value="20032.98">
            <text:p>20.032,98 €</text:p>
          </table:table-cell>
          <table:table-cell office:value-type="currency" office:currency="EUR" office:value="3456.54">
            <text:p>3.456,54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un</text:p>
          </table:table-cell>
          <table:table-cell office:value-type="currency" office:currency="EUR" office:value="77665.23">
            <text:p>77.665,23 €</text:p>
          </table:table-cell>
          <table:table-cell office:value-type="currency" office:currency="EUR" office:value="22201.81">
            <text:p>22.201,81 €</text:p>
          </table:table-cell>
          <table:table-cell office:value-type="currency" office:currency="EUR" office:value="28788.72">
            <text:p>28.788,72 €</text:p>
          </table:table-cell>
          <table:table-cell office:value-type="currency" office:currency="EUR" office:value="4198.96">
            <text:p>4.198,96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ul</text:p>
          </table:table-cell>
          <table:table-cell office:value-type="currency" office:currency="EUR" office:value="86467.43">
            <text:p>86.467,43 €</text:p>
          </table:table-cell>
          <table:table-cell office:value-type="currency" office:currency="EUR" office:value="14111.26">
            <text:p>14.111,26 €</text:p>
          </table:table-cell>
          <table:table-cell office:value-type="currency" office:currency="EUR" office:value="22544.46">
            <text:p>22.544,46 €</text:p>
          </table:table-cell>
          <table:table-cell office:value-type="currency" office:currency="EUR" office:value="4941.38">
            <text:p>4.941,38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ug</text:p>
          </table:table-cell>
          <table:table-cell office:value-type="currency" office:currency="EUR" office:value="95269.63">
            <text:p>95.269,63 €</text:p>
          </table:table-cell>
          <table:table-cell office:value-type="currency" office:currency="EUR" office:value="26020.71">
            <text:p>26.020,71 €</text:p>
          </table:table-cell>
          <table:table-cell office:value-type="currency" office:currency="EUR" office:value="32300.2">
            <text:p>32.300,20 €</text:p>
          </table:table-cell>
          <table:table-cell office:value-type="currency" office:currency="EUR" office:value="5683.8">
            <text:p>5.683,80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ep</text:p>
          </table:table-cell>
          <table:table-cell office:value-type="currency" office:currency="EUR" office:value="64071.83">
            <text:p>64.071,83 €</text:p>
          </table:table-cell>
          <table:table-cell office:value-type="currency" office:currency="EUR" office:value="7930.16">
            <text:p>7.930,16 €</text:p>
          </table:table-cell>
          <table:table-cell office:value-type="currency" office:currency="EUR" office:value="20055.94">
            <text:p>20.055,94 €</text:p>
          </table:table-cell>
          <table:table-cell office:value-type="currency" office:currency="EUR" office:value="6426.22">
            <text:p>6.426,22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Okt</text:p>
          </table:table-cell>
          <table:table-cell office:value-type="currency" office:currency="EUR" office:value="72874.03">
            <text:p>72.874,03 €</text:p>
          </table:table-cell>
          <table:table-cell office:value-type="currency" office:currency="EUR" office:value="29839.61">
            <text:p>29.839,61 €</text:p>
          </table:table-cell>
          <table:table-cell office:value-type="currency" office:currency="EUR" office:value="18811.68">
            <text:p>18.811,68 €</text:p>
          </table:table-cell>
          <table:table-cell office:value-type="currency" office:currency="EUR" office:value="5432.21">
            <text:p>5.432,21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Nov</text:p>
          </table:table-cell>
          <table:table-cell office:value-type="currency" office:currency="EUR" office:value="41676.23">
            <text:p>41.676,23 €</text:p>
          </table:table-cell>
          <table:table-cell office:value-type="currency" office:currency="EUR" office:value="21749.06">
            <text:p>21.749,06 €</text:p>
          </table:table-cell>
          <table:table-cell office:value-type="currency" office:currency="EUR" office:value="27567.42">
            <text:p>27.567,42 €</text:p>
          </table:table-cell>
          <table:table-cell office:value-type="currency" office:currency="EUR" office:value="4438.2">
            <text:p>4.438,20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ez</text:p>
          </table:table-cell>
          <table:table-cell office:value-type="currency" office:currency="EUR" office:value="30478.43">
            <text:p>30.478,43 €</text:p>
          </table:table-cell>
          <table:table-cell office:value-type="currency" office:currency="EUR" office:value="33658.51">
            <text:p>33.658,51 €</text:p>
          </table:table-cell>
          <table:table-cell office:value-type="currency" office:currency="EUR" office:value="31323.16">
            <text:p>31.323,16 €</text:p>
          </table:table-cell>
          <table:table-cell office:value-type="currency" office:currency="EUR" office:value="4444.19">
            <text:p>4.444,19 €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5"/>
          <table:table-cell table:number-columns-repeated="2"/>
        </table:table-row>
        <table:table-row table:style-name="ro1">
          <table:table-cell>
            <draw:frame table:end-cell-address="Sheet1.G36" table:end-x="0.42cm" table:end-y="0.081cm" draw:z-index="0" svg:width="11.765cm" svg:height="7.757cm" svg:x="2.202cm" svg:y="0cm">
              <draw:object draw:notify-on-update-of-ranges="Sheet1.B4:Sheet1.F1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Default" table:number-columns-repeated="5"/>
          <table:table-cell/>
          <table:table-cell>
            <draw:frame table:end-cell-address="Sheet1.M36" table:end-x="0.475cm" table:end-y="0.081cm" draw:z-index="1" draw:name="Graphics 1" draw:style-name="gr1" draw:text-style-name="P1" svg:width="11.765cm" svg:height="7.757cm" svg:x="0cm" svg:y="0cm">
              <draw:image xlink:href="Pictures/2000027200002DF600001E4EC0E8A235.svm" xlink:type="simple" xlink:show="embed" xlink:actuate="onLoad">
                <text:p/>
              </draw:image>
            </draw:frame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ndale Sans UI" svg:font-family="'Andale Sans UI'" style:font-pitch="variable"/>
    <style:font-face style:name="Tahoma" svg:font-family="Tahoma" style:font-pitch="variable"/>
    <style:font-face style:name="Albany" svg:font-family="Albany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language="en" fo:country="US" style:font-name-asian="Andale Sans UI" style:language-asian="none" style:country-asian="none" style:font-name-complex="Tahoma" style:language-complex="none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Thorndale" style:font-family-generic="roman" style:font-pitch="variable" fo:font-size="12pt" fo:language="en" fo:country="US" style:font-size-asian="24pt" style:language-asian="none" style:country-asian="none" style:font-size-complex="24pt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108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5-09-28">28.09.2005</text:date>, <text:time>10:31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Win32 OpenOffice.org_project/680m124$Build-8945</meta:generator>
    <meta:creation-date>2005-06-28T11:14:25</meta:creation-date>
    <dc:date>2005-09-28T10:31:02</dc:date>
    <dc:language>en-US</dc:language>
    <meta:editing-cycles>4</meta:editing-cycles>
    <meta:editing-duration>PT7M34S</meta:editing-duration>
    <meta:user-defined meta:name="Info 1"/>
    <meta:user-defined meta:name="Info 2"/>
    <meta:user-defined meta:name="Info 3"/>
    <meta:user-defined meta:name="Info 4"/>
    <meta:document-statistic meta:table-count="3" meta:cell-count="6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ch1" style:family="chart">
      <style:graphic-properties draw:stroke="none" draw:fill="solid" draw:fill-color="#d9d9d9"/>
    </style:style>
    <style:style style:name="ch2" style:family="chart">
      <style:chart-properties style:direction="ltr"/>
      <style:graphic-properties draw:stroke="none" draw:fill="none" draw:fill-color="#ffffff"/>
      <style:text-properties fo:font-family="Albany" style:font-family-generic="swiss" style:font-pitch="variable" fo:font-size="14.3999996185303pt" style:font-family-asian="'Andale Sans UI'" style:font-pitch-asian="variable" style:font-size-asian="14.3999996185303pt" style:font-family-complex="Tahoma" style:font-pitch-complex="variable" style:font-size-complex="14.3999996185303pt"/>
    </style:style>
    <style:style style:name="ch3" style:family="chart">
      <style:graphic-properties draw:fill="solid" draw:fill-color="#d9d9d9"/>
      <style:text-properties fo:font-family="Albany" style:font-family-generic="swiss" style:font-pitch="variable" fo:font-size="6.59999990463257pt" style:font-family-asian="'Andale Sans UI'" style:font-pitch-asian="variable" style:font-size-asian="6.59999990463257pt" style:font-family-complex="Tahoma" style:font-pitch-complex="variable" style:font-size-complex="6.59999990463257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106">
      <style:chart-properties chart:display-label="true" chart:tick-marks-major-inner="false" chart:tick-marks-major-outer="true" chart:tick-marks-minor-inner="false" chart:tick-marks-minor-outer="false" chart:logarithmic="false" chart:minimum="0" chart:maximum="100000" chart:origin="0" chart:interval-major="100000" chart:gap-width="100" chart:overlap="0" chart:text-overlap="false" text:line-break="false" chart:label-arrangement="side-by-side" chart:visible="true" style:direction="ltr" chart:interval-minor-divisor="2"/>
      <style:graphic-properties draw:stroke="solid" svg:stroke-width="0cm" svg:stroke-color="#000000"/>
      <style:text-properties fo:font-family="Albany" style:font-family-generic="swiss" style:font-pitch="variable" fo:font-size="7.69999980926514pt" style:font-family-asian="'Andale Sans UI'" style:font-pitch-asian="variable" style:font-size-asian="7.69999980926514pt" style:font-family-complex="Tahoma" style:font-pitch-complex="variable" style:font-size-complex="7.69999980926514pt"/>
    </style:style>
    <style:style style:name="ch6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9999ff" draw:fill-color="#9999ff"/>
      <style:text-properties fo:font-family="Albany" style:font-family-generic="swiss" style:font-pitch="variable" fo:font-size="6.59999990463257pt" style:font-family-asian="'Andale Sans UI'" style:font-pitch-asian="variable" style:font-size-asian="6.59999990463257pt" style:font-family-complex="Tahoma" style:font-pitch-complex="variable" style:font-size-complex="6.59999990463257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993366" draw:fill-color="#993366"/>
      <style:text-properties fo:font-family="Albany" style:font-family-generic="swiss" style:font-pitch="variable" fo:font-size="6.59999990463257pt" style:font-family-asian="'Andale Sans UI'" style:font-pitch-asian="variable" style:font-size-asian="6.59999990463257pt" style:font-family-complex="Tahoma" style:font-pitch-complex="variable" style:font-size-complex="6.59999990463257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ffffcc" draw:fill-color="#ffffcc"/>
      <style:text-properties fo:font-family="Albany" style:font-family-generic="swiss" style:font-pitch="variable" fo:font-size="6.59999990463257pt" style:font-family-asian="'Andale Sans UI'" style:font-pitch-asian="variable" style:font-size-asian="6.59999990463257pt" style:font-family-complex="Tahoma" style:font-pitch-complex="variable" style:font-size-complex="6.59999990463257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ccffff" draw:fill-color="#ccffff"/>
      <style:text-properties fo:font-family="Albany" style:font-family-generic="swiss" style:font-pitch="variable" fo:font-size="6.59999990463257pt" style:font-family-asian="'Andale Sans UI'" style:font-pitch-asian="variable" style:font-size-asian="6.59999990463257pt" style:font-family-complex="Tahoma" style:font-pitch-complex="variable" style:font-size-complex="6.59999990463257pt"/>
    </style:style>
    <style:style style:name="ch10" style:family="chart">
      <style:graphic-properties draw:stroke="none" draw:fill="none"/>
    </style:style>
    <style:style style:name="ch11" style:family="chart">
      <style:graphic-properties draw:stroke="none" draw:fill-color="#999999"/>
    </style:style>
  </office:automatic-styles>
  <office:body>
    <office:chart>
      <chart:chart svg:width="11.766cm" svg:height="7.758cm" chart:class="chart:radar" chart:style-name="ch1">
        <chart:title svg:x="4.523cm" svg:y="0.154cm" chart:style-name="ch2">
          <text:p>Net_Normal</text:p>
        </chart:title>
        <chart:legend chart:legend-position="end" svg:x="9.979cm" svg:y="3.153cm" chart:style-name="ch3"/>
        <chart:plot-area chart:style-name="ch4" table:cell-range-address="Sheet1.$B$4:.$F$16" chart:data-source-has-labels="both" chart:table-number-list="0" svg:x="0.234cm" svg:y="1.029cm" svg:width="9.278cm" svg:height="6.575cm">
          <chart:axis chart:dimension="y" chart:name="primary-y" chart:style-name="ch5">
            <chart:grid chart:class="major"/>
          </chart:axis>
          <chart:series chart:style-name="ch6">
            <chart:data-point chart:repeated="12"/>
          </chart:series>
          <chart:series chart:style-name="ch7">
            <chart:data-point chart:repeated="12"/>
          </chart:series>
          <chart:series chart:style-name="ch8">
            <chart:data-point chart:repeated="12"/>
          </chart:series>
          <chart:series chart:style-name="ch9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amburg</text:p>
              </table:table-cell>
              <table:table-cell office:value-type="string">
                <text:p>Hannover </text:p>
              </table:table-cell>
              <table:table-cell office:value-type="string">
                <text:p>Bremen</text:p>
              </table:table-cell>
              <table:table-cell office:value-type="string">
                <text:p>Uelzen</text:p>
              </table:table-cell>
            </table:table-row>
          </table:table-header-rows>
          <table:table-rows>
            <table:table-row>
              <table:table-cell office:value-type="string">
                <text:p>Jan</text:p>
              </table:table-cell>
              <table:table-cell office:value-type="float" office:value="33654.23">
                <text:p>33654.23</text:p>
              </table:table-cell>
              <table:table-cell office:value-type="float" office:value="12654.56">
                <text:p>12654.56</text:p>
              </table:table-cell>
              <table:table-cell office:value-type="float" office:value="10010.02">
                <text:p>10010.02</text:p>
              </table:table-cell>
              <table:table-cell office:value-type="float" office:value="7654.45">
                <text:p>7654.45</text:p>
              </table:table-cell>
            </table:table-row>
            <table:table-row>
              <table:table-cell office:value-type="string">
                <text:p>Feb</text:p>
              </table:table-cell>
              <table:table-cell office:value-type="float" office:value="42456.43">
                <text:p>42456.43</text:p>
              </table:table-cell>
              <table:table-cell office:value-type="float" office:value="14564.01">
                <text:p>14564.01</text:p>
              </table:table-cell>
              <table:table-cell office:value-type="float" office:value="13765.76">
                <text:p>13765.76</text:p>
              </table:table-cell>
              <table:table-cell office:value-type="float" office:value="5674.34">
                <text:p>5674.34</text:p>
              </table:table-cell>
            </table:table-row>
            <table:table-row>
              <table:table-cell office:value-type="string">
                <text:p>Mrz</text:p>
              </table:table-cell>
              <table:table-cell office:value-type="float" office:value="51258.63">
                <text:p>51258.63</text:p>
              </table:table-cell>
              <table:table-cell office:value-type="float" office:value="16473.46">
                <text:p>16473.46</text:p>
              </table:table-cell>
              <table:table-cell office:value-type="float" office:value="17521.5">
                <text:p>17521.5</text:p>
              </table:table-cell>
              <table:table-cell office:value-type="float" office:value="3694.23">
                <text:p>3694.23</text:p>
              </table:table-cell>
            </table:table-row>
            <table:table-row>
              <table:table-cell office:value-type="string">
                <text:p>Apr</text:p>
              </table:table-cell>
              <table:table-cell office:value-type="float" office:value="60060.83">
                <text:p>60060.83</text:p>
              </table:table-cell>
              <table:table-cell office:value-type="float" office:value="18382.91">
                <text:p>18382.91</text:p>
              </table:table-cell>
              <table:table-cell office:value-type="float" office:value="21277.24">
                <text:p>21277.24</text:p>
              </table:table-cell>
              <table:table-cell office:value-type="float" office:value="2714.12">
                <text:p>2714.12</text:p>
              </table:table-cell>
            </table:table-row>
            <table:table-row>
              <table:table-cell office:value-type="string">
                <text:p>Mai</text:p>
              </table:table-cell>
              <table:table-cell office:value-type="float" office:value="68863.03">
                <text:p>68863.03</text:p>
              </table:table-cell>
              <table:table-cell office:value-type="float" office:value="20292.36">
                <text:p>20292.36</text:p>
              </table:table-cell>
              <table:table-cell office:value-type="float" office:value="20032.98">
                <text:p>20032.98</text:p>
              </table:table-cell>
              <table:table-cell office:value-type="float" office:value="3456.54">
                <text:p>3456.54</text:p>
              </table:table-cell>
            </table:table-row>
            <table:table-row>
              <table:table-cell office:value-type="string">
                <text:p>Jun</text:p>
              </table:table-cell>
              <table:table-cell office:value-type="float" office:value="77665.23">
                <text:p>77665.23</text:p>
              </table:table-cell>
              <table:table-cell office:value-type="float" office:value="22201.81">
                <text:p>22201.81</text:p>
              </table:table-cell>
              <table:table-cell office:value-type="float" office:value="28788.72">
                <text:p>28788.72</text:p>
              </table:table-cell>
              <table:table-cell office:value-type="float" office:value="4198.96">
                <text:p>4198.96</text:p>
              </table:table-cell>
            </table:table-row>
            <table:table-row>
              <table:table-cell office:value-type="string">
                <text:p>Jul</text:p>
              </table:table-cell>
              <table:table-cell office:value-type="float" office:value="86467.43">
                <text:p>86467.43</text:p>
              </table:table-cell>
              <table:table-cell office:value-type="float" office:value="14111.26">
                <text:p>14111.26</text:p>
              </table:table-cell>
              <table:table-cell office:value-type="float" office:value="22544.46">
                <text:p>22544.46</text:p>
              </table:table-cell>
              <table:table-cell office:value-type="float" office:value="4941.38">
                <text:p>4941.38</text:p>
              </table:table-cell>
            </table:table-row>
            <table:table-row>
              <table:table-cell office:value-type="string">
                <text:p>Aug</text:p>
              </table:table-cell>
              <table:table-cell office:value-type="float" office:value="95269.63">
                <text:p>95269.63</text:p>
              </table:table-cell>
              <table:table-cell office:value-type="float" office:value="26020.71">
                <text:p>26020.71</text:p>
              </table:table-cell>
              <table:table-cell office:value-type="float" office:value="32300.2">
                <text:p>32300.2</text:p>
              </table:table-cell>
              <table:table-cell office:value-type="float" office:value="5683.8">
                <text:p>5683.8</text:p>
              </table:table-cell>
            </table:table-row>
            <table:table-row>
              <table:table-cell office:value-type="string">
                <text:p>Sep</text:p>
              </table:table-cell>
              <table:table-cell office:value-type="float" office:value="64071.83">
                <text:p>64071.83</text:p>
              </table:table-cell>
              <table:table-cell office:value-type="float" office:value="7930.16">
                <text:p>7930.16</text:p>
              </table:table-cell>
              <table:table-cell office:value-type="float" office:value="20055.94">
                <text:p>20055.94</text:p>
              </table:table-cell>
              <table:table-cell office:value-type="float" office:value="6426.22">
                <text:p>6426.22</text:p>
              </table:table-cell>
            </table:table-row>
            <table:table-row>
              <table:table-cell office:value-type="string">
                <text:p>Okt</text:p>
              </table:table-cell>
              <table:table-cell office:value-type="float" office:value="72874.03">
                <text:p>72874.03</text:p>
              </table:table-cell>
              <table:table-cell office:value-type="float" office:value="29839.61">
                <text:p>29839.61</text:p>
              </table:table-cell>
              <table:table-cell office:value-type="float" office:value="18811.68">
                <text:p>18811.68</text:p>
              </table:table-cell>
              <table:table-cell office:value-type="float" office:value="5432.21">
                <text:p>5432.21</text:p>
              </table:table-cell>
            </table:table-row>
            <table:table-row>
              <table:table-cell office:value-type="string">
                <text:p>Nov</text:p>
              </table:table-cell>
              <table:table-cell office:value-type="float" office:value="41676.23">
                <text:p>41676.23</text:p>
              </table:table-cell>
              <table:table-cell office:value-type="float" office:value="21749.06">
                <text:p>21749.06</text:p>
              </table:table-cell>
              <table:table-cell office:value-type="float" office:value="27567.42">
                <text:p>27567.42</text:p>
              </table:table-cell>
              <table:table-cell office:value-type="float" office:value="4438.2">
                <text:p>4438.2</text:p>
              </table:table-cell>
            </table:table-row>
            <table:table-row>
              <table:table-cell office:value-type="string">
                <text:p>Dez</text:p>
              </table:table-cell>
              <table:table-cell office:value-type="float" office:value="30478.43">
                <text:p>30478.43</text:p>
              </table:table-cell>
              <table:table-cell office:value-type="float" office:value="33658.51">
                <text:p>33658.51</text:p>
              </table:table-cell>
              <table:table-cell office:value-type="float" office:value="31323.16">
                <text:p>31323.16</text:p>
              </table:table-cell>
              <table:table-cell office:value-type="float" office:value="4444.19">
                <text:p>4444.19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